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cs de Proves:</text:p>
      <text:p text:style-name="Standard"/>
      <text:p text:style-name="P1">Joc Sigpipe:</text:p>
      <text:p text:style-name="Standard"/>
      <text:p text:style-name="Standard">Comprovem si funcionen com calen les pipes. Per fer-ho plantegem un problema típic de SO tancant canal de lectura i escriptura</text:p>
      <text:p text:style-name="Standard">respectivament i jugant amb els SIGPIPE emesos en produir-se un brokenPipe.</text:p>
      <text:p text:style-name="Standard"/>
      <text:p text:style-name="Standard">El pare es bloqueja fins que algú escriu a la Pipe. Ho fa el fill. En aquest moment el fill només té el canal de escriptura obert i el fill</text:p>
      <text:p text:style-name="Standard">només canal de lectura. El fill tard o d'hora acaba el seu quantum i es fa task_switch. El pare doncs, ha estat desbloquejat ja que </text:p>
      <text:p text:style-name="Standard">hi ha dades escrites a la pipe. El fill doncs continua la seva execució acabant. </text:p>
      <text:p text:style-name="Standard">En aquest context, en tornar l'execució al fill no hi ha cap lector de la pipe. En escriure a la pipe buida rep un SIGPIPE ja que</text:p>
      <text:p text:style-name="Standard">és una situació de brokenPipe. El signal no es re-programa en cap moment, així que tal com intenti escriure-hi de nou, morirà.</text:p>
      <text:p text:style-name="Standard"/>
      <text:p text:style-name="Standard"/>
      <text:p text:style-name="P2">Joc demo_alarm()</text:p>
      <text:p text:style-name="Standard"/>
      <text:p text:style-name="Standard">Provem l'alarm mitjançant signals. Verifiquem que el procés es destrueix per defecte si no té cap handler associat a un determinat signal.</text:p>
      <text:p text:style-name="Standard"/>
      <text:p text:style-name="Standard">Aquest joc de proves es limita a crear un fill que programa un alarm als 2 segons. El handler es re-programa mentre no s'hi hagi entrat 10 vegades, moment en el qual no es programa. El següent signal que rep, en no tenir cap handler associat a SIGALARM, mata el procés.</text:p>
      <text:p text:style-name="Standard"/>
      <text:p text:style-name="Standard"/>
      <text:p text:style-name="P2">Joc demo_stop()</text:p>
      <text:p text:style-name="Standard"/>
      <text:p text:style-name="Standard">Provarem els signals SIGSTOP i SIGCONT. Es bifurca l'execució creant un pare que envia signals de STOP i CONT al seu fill i el esmentat fill es dedica a escriure "child working" cada cert temps (més freqüent que no pas la freq en que el pare llença els signals).</text:p>
      <text:p text:style-name="Standard"/>
      <text:p text:style-name="Standard">Pretenem comprovar com el fill escriu de forma continuada i s'aprecia com es detura dos vegades (el correcte funcionament d'aquest joc de proves <text:s/>és visual, es veurà com es deixen de escriure "child working" durant un cert interval de temps).</text:p>
      <text:p text:style-name="Standard"/>
      <text:p text:style-name="Standard"/>
      <text:p text:style-name="P1">Joc <text:s text:c="2"/>demo_signal:</text:p>
      <text:p text:style-name="Standard"/>
      <text:p text:style-name="Standard">Prova de signals. Tractem de llançar dos signals sobre un procés sense re-programar-ne el handler. El procés mor (ho observem perquè no s'executa la següent instrucció,</text:p>
      <text:p text:style-name="Standard">en aquest cas un printf).</text:p>
      <text:p text:style-name="Standard">També provem de programar un handler que capturi un SIGKILL i un altra que ho ignori. EL comportament esperat és que mai</text:p>
      <text:p text:style-name="Standard">aparegui a la pantalla la frase "Vivo! Error!".</text:p>
      <text:p text:style-name="Standard"/>
      <text:p text:style-name="Standard"/>
      <text:p text:style-name="Standard"/>
      <text:p text:style-name="Standard"/>
      <text:p text:style-name="Standard"><text:soft-page-break/><text:s text:c="3"/></text:p>
      <text:p text:style-name="P1">Joc demo_signal_stress</text:p>
      <text:p text:style-name="Standard"/>
      <text:p text:style-name="Standard">A cada iteració un fill. El fill es queda en un bucle infinit i immediatament el pare el mata. Si el SIGKILL no funcionés bé,</text:p>
      <text:p text:style-name="Standard">ja fos perquè no capta bé el signal, com perquè no fa bé el close del procés que mor, arribaríem a omplir tots els pid's y apareixeria</text:p>
      <text:p text:style-name="Standard">per pantalla "Error forking", cosa que tal com dèiem no ha de passar (tal com es creen es maten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cordero</meta:initial-creator>
    <meta:creation-date>2010-11-25T19:47:43.32</meta:creation-date>
    <dc:date>2010-11-25T20:35:52.89</dc:date>
    <dc:creator>jose cordero</dc:creator>
    <meta:editing-duration>PT00H30M0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25" meta:word-count="458" meta:character-count="2536"/>
  </office:meta>
</office:document-meta>
</file>